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9244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3.5854in"/>
    </style:style>
    <style:style style:name="co10" style:family="table-column">
      <style:table-column-properties fo:break-before="auto" style:column-width="2.5583in"/>
    </style:style>
    <style:style style:name="co11" style:family="table-column">
      <style:table-column-properties fo:break-before="auto" style:column-width="2.2744in"/>
    </style:style>
    <style:style style:name="co12" style:family="table-column">
      <style:table-column-properties fo:break-before="auto" style:column-width="2.0992in"/>
    </style:style>
    <style:style style:name="co13" style:family="table-column">
      <style:table-column-properties fo:break-before="auto" style:column-width="1.2583in"/>
    </style:style>
    <style:style style:name="co14" style:family="table-column">
      <style:table-column-properties fo:break-before="auto" style:column-width="7.2866in"/>
    </style:style>
    <style:style style:name="co15" style:family="table-column">
      <style:table-column-properties fo:break-before="auto" style:column-width="3.9547in"/>
    </style:style>
    <style:style style:name="co16" style:family="table-column">
      <style:table-column-properties fo:break-before="auto" style:column-width="2.4575in"/>
    </style:style>
    <style:style style:name="co17" style:family="table-column">
      <style:table-column-properties fo:break-before="auto" style:column-width="1.1047in"/>
    </style:style>
    <style:style style:name="co18" style:family="table-column">
      <style:table-column-properties fo:break-before="auto" style:column-width="7.6146in"/>
    </style:style>
    <style:style style:name="co19" style:family="table-column">
      <style:table-column-properties fo:break-before="auto" style:column-width="1.302in"/>
    </style:style>
    <style:style style:name="co20" style:family="table-column">
      <style:table-column-properties fo:break-before="auto" style:column-width="0.9744in"/>
    </style:style>
    <style:style style:name="co21" style:family="table-column">
      <style:table-column-properties fo:break-before="auto" style:column-width="1.6728in"/>
    </style:style>
    <style:style style:name="co22" style:family="table-column">
      <style:table-column-properties fo:break-before="auto" style:column-width="1.5311in"/>
    </style:style>
    <style:style style:name="co23" style:family="table-column">
      <style:table-column-properties fo:break-before="auto" style:column-width="1.8154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972in"/>
    </style:style>
    <style:style style:name="co26" style:family="table-column">
      <style:table-column-properties fo:break-before="auto" style:column-width="0.9173in"/>
    </style:style>
    <style:style style:name="co27" style:family="table-column">
      <style:table-column-properties fo:break-before="auto" style:column-width="1.0161in"/>
    </style:style>
    <style:style style:name="co28" style:family="table-column">
      <style:table-column-properties fo:break-before="auto" style:column-width="0.95in"/>
    </style:style>
    <style:style style:name="co29" style:family="table-column">
      <style:table-column-properties fo:break-before="auto" style:column-width="0.961in"/>
    </style:style>
    <style:style style:name="co30" style:family="table-column">
      <style:table-column-properties fo:break-before="auto" style:column-width="1.6492in"/>
    </style:style>
    <style:style style:name="co31" style:family="table-column">
      <style:table-column-properties fo:break-before="auto" style:column-width="2.3071in"/>
    </style:style>
    <style:style style:name="co32" style:family="table-column">
      <style:table-column-properties fo:break-before="auto" style:column-width="2.0862in"/>
    </style:style>
    <style:style style:name="co33" style:family="table-column">
      <style:table-column-properties fo:break-before="auto" style:column-width="1.75in"/>
    </style:style>
    <style:style style:name="co34" style:family="table-column">
      <style:table-column-properties fo:break-before="auto" style:column-width="1.2236in"/>
    </style:style>
    <style:style style:name="co35" style:family="table-column">
      <style:table-column-properties fo:break-before="auto" style:column-width="1.0484in"/>
    </style:style>
    <style:style style:name="co36" style:family="table-column">
      <style:table-column-properties fo:break-before="auto" style:column-width="1.0598in"/>
    </style:style>
    <style:style style:name="co37" style:family="table-column">
      <style:table-column-properties fo:break-before="auto" style:column-width="1.0925in"/>
    </style:style>
    <style:style style:name="co38" style:family="table-column">
      <style:table-column-properties fo:break-before="auto" style:column-width="1.2665in"/>
    </style:style>
    <style:style style:name="co39" style:family="table-column">
      <style:table-column-properties fo:break-before="auto" style:column-width="0.8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4" table:default-cell-style-name="ce1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1" office:value-type="float" office:value="701">
            <text:p>7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8" table:end-x="0.5484in" table:end-y="0.0087in" draw:z-index="0" draw:text-style-name="P1" svg:width="2.8862in" svg:height="1.1087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  <table:table-cell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  <table:table-cell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  <table:table-cell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  <table:table-cell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  <table:table-cell/>
        </table:table-row>
        <table:table-row table:style-name="ro1">
          <table:table-cell table:style-name="Default"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  <table:table-cell/>
        </table:table-row>
        <table:table-row table:style-name="ro1">
          <table:table-cell table:style-name="Default"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  <table:table-cell/>
        </table:table-row>
        <table:table-row table:style-name="ro1">
          <table:table-cell table:style-name="Default"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  <table:table-cell/>
        </table:table-row>
      </table:table>
      <table:table table:name="SYS_INDEX_TABLE" table:style-name="ta1" table:print="false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</table:table>
      <table:table table:name="SYS_INDEX_DEFINE" table:style-name="ta1" table:print="false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)*2/(资产总计@date+资产总计@predate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/实收资本@dat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</table:table>
      <table:table table:name="SYS_SQL_UPDATE" table:style-name="ta1" table:print="false"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5"/>
        <table:table-column table:style-name="co20" table:default-cell-style-name="ce5"/>
        <table:table-column table:style-name="co21" table:default-cell-style-name="Default"/>
        <table:table-column table:style-name="co21" table:default-cell-style-name="ce5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22" table:number-columns-repeated="2" table:default-cell-style-name="ce7"/>
        <table:table-column table:style-name="co12" table:number-columns-repeated="2" table:default-cell-style-name="ce7"/>
        <table:table-column table:style-name="co23" table:default-cell-style-name="ce7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6" table:number-columns-repeated="5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3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7"/>
        <table:table-column table:style-name="co27" table:default-cell-style-name="ce8"/>
        <table:table-column table:style-name="co28" table:default-cell-style-name="ce8"/>
        <table:table-column table:style-name="co29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3" table:default-cell-style-name="ce8"/>
        <table:table-column table:style-name="co34" table:default-cell-style-name="ce7"/>
        <table:table-column table:style-name="co35" table:default-cell-style-name="ce7"/>
        <table:table-column table:style-name="co36" table:default-cell-style-name="ce8"/>
        <table:table-column table:style-name="co37" table:default-cell-style-name="ce8"/>
        <table:table-column table:style-name="co37" table:default-cell-style-name="ce7"/>
        <table:table-column table:style-name="co38" table:default-cell-style-name="ce7"/>
        <table:table-column table:style-name="co39" table:default-cell-style-name="ce8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>
            <draw:frame table:end-cell-address="净资产收益率表.R21" table:end-x="0.7579in" table:end-y="0.1669in" draw:z-index="0" draw:style-name="gr1" draw:text-style-name="P2" svg:width="8.4181in" svg:height="3.4685in" svg:x="0.3409in" svg:y="0.0768in">
              <draw:object draw:notify-on-update-of-ranges="净资产收益率表.C1:净资产收益率表.G1 净资产收益率表.B2:净资产收益率表.B2 净资产收益率表.C2:净资产收益率表.G2 净资产收益率表.B43:净资产收益率表.B43 净资产收益率表.C43:净资产收益率表.G43 净资产收益率表.B3:净资产收益率表.B3 净资产收益率表.C3:净资产收益率表.G3 净资产收益率表.B4:净资产收益率表.B4 净资产收益率表.C4:净资产收益率表.G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财务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资产周转次数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7"/>
          <table:table-cell>
            <draw:frame table:end-cell-address="资产周转次数表.Q23" table:end-x="0.324in" table:end-y="0.0228in" draw:z-index="0" draw:style-name="gr1" draw:text-style-name="P2" svg:width="6.2988in" svg:height="3.4661in" svg:x="0.2484in" svg:y="0.1126in">
              <draw:object draw:notify-on-update-of-ranges="资产周转次数表.B2:资产周转次数表.B2 资产周转次数表.C2:资产周转次数表.G2 资产周转次数表.B3:资产周转次数表.B3 资产周转次数表.C3:资产周转次数表.G3 资产周转次数表.B4:资产周转次数表.B4 资产周转次数表.C4:资产周转次数表.G4 资产周转次数表.B43:资产周转次数表.B43 资产周转次数表.C43:资产周转次数表.G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8"/>
        <table:table-row table:style-name="ro1" table:number-rows-repeated="3245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1045329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财务杠杆率表.A2:财务杠杆率表.H1048576" table:contains-header="false">
          <table:sort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6/15/2017</text:date>, <text:time>22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5T22:58:01.36</dc:date>
    <meta:editing-duration>PT17H52M37S</meta:editing-duration>
    <meta:editing-cycles>422</meta:editing-cycles>
    <meta:generator>OpenOffice/4.1.3$Win32 OpenOffice.org_project/413m1$Build-9783</meta:generator>
    <meta:document-statistic meta:table-count="18" meta:cell-count="10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83cm" svg:height="8.811cm" xlink:href=".." xlink:type="simple" chart:class="chart:line" chart:style-name="ch1">
        <chart:title svg:x="9.258cm" svg:y="0.312cm" chart:style-name="ch2">
          <text:p>净资产收益率</text:p>
        </chart:title>
        <chart:legend chart:legend-position="end" svg:x="18.901cm" svg:y="3.307cm" style:legend-expansion="high" chart:style-name="ch3"/>
        <chart:plot-area chart:style-name="ch4" table:cell-range-address="净资产收益率表.C1:净资产收益率表.G4 净资产收益率表.B1:净资产收益率表.B4 净资产收益率表.B43:净资产收益率表.G43" chart:data-source-has-labels="both" svg:x="1.605cm" svg:y="1.698cm" svg:width="16.016cm" svg:height="5.504cm">
          <chartooo:coordinate-region svg:x="2.226cm" svg:y="1.91cm" svg:width="15.395cm" svg:height="5.08cm"/>
          <chart:axis chart:dimension="x" chart:name="primary-x" chart:style-name="ch5" chartooo:axis-type="auto">
            <chartooo:date-scale/>
            <chart:categories table:cell-range-address="净资产收益率表.C1:净资产收益率表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净资产收益率表.C2:净资产收益率表.G2" chart:label-cell-address="净资产收益率表.B2:净资产收益率表.B2" chart:class="chart:line">
            <chart:data-point chart:repeated="5"/>
          </chart:series>
          <chart:series chart:style-name="ch8" chart:values-cell-range-address="净资产收益率表.C43:净资产收益率表.G43" chart:label-cell-address="净资产收益率表.B43:净资产收益率表.B43" chart:class="chart:line">
            <chart:data-point chart:repeated="5"/>
          </chart:series>
          <chart:series chart:style-name="ch9" chart:values-cell-range-address="净资产收益率表.C3:净资产收益率表.G3" chart:label-cell-address="净资产收益率表.B3:净资产收益率表.B3" chart:class="chart:line">
            <chart:data-point chart:repeated="5"/>
          </chart:series>
          <chart:series chart:style-name="ch10" chart:values-cell-range-address="净资产收益率表.C4:净资产收益率表.G4" chart:label-cell-address="净资产收益率表.B4:净资产收益率表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净资产收益率表.C1:净资产收益率表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净资产收益率表.B2:净资产收益率表.B2</svg:desc>
                </draw:g>
              </table:table-cell>
              <table:table-cell office:value-type="float" office:value="NaN">
                <text:p>NaN</text:p>
                <draw:g>
                  <svg:desc>净资产收益率表.C2:净资产收益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3:净资产收益率表.B43</svg:desc>
                </draw:g>
              </table:table-cell>
              <table:table-cell office:value-type="float" office:value="NaN">
                <text:p>NaN</text:p>
                <draw:g>
                  <svg:desc>净资产收益率表.C43: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3:净资产收益率表.B3</svg:desc>
                </draw:g>
              </table:table-cell>
              <table:table-cell office:value-type="float" office:value="NaN">
                <text:p>NaN</text:p>
                <draw:g>
                  <svg:desc>净资产收益率表.C3: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:净资产收益率表.B4</svg:desc>
                </draw:g>
              </table:table-cell>
              <table:table-cell office:value-type="float" office:value="NaN">
                <text:p>NaN</text:p>
                <draw:g>
                  <svg:desc>净资产收益率表.C4: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05cm" xlink:href=".." xlink:type="simple" chart:class="chart:line" chart:style-name="ch1">
        <chart:legend chart:legend-position="end" svg:x="13.518cm" svg:y="3.304cm" style:legend-expansion="high" chart:style-name="ch2"/>
        <chart:plot-area chart:style-name="ch3" table:cell-range-address="资产周转次数表.B2:资产周转次数表.G4 资产周转次数表.B43:资产周转次数表.G43" chart:data-source-has-labels="column" svg:x="0.77cm" svg:y="0.839cm" svg:width="12.108cm" svg:height="7.37cm">
          <chartooo:coordinate-region svg:x="1.391cm" svg:y="1.051cm" svg:width="11.393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资产周转次数表.C2:资产周转次数表.G2" chart:label-cell-address="资产周转次数表.B2:资产周转次数表.B2" chart:class="chart:line">
            <chart:data-point chart:repeated="5"/>
          </chart:series>
          <chart:series chart:style-name="ch7" chart:values-cell-range-address="资产周转次数表.C3:资产周转次数表.G3" chart:label-cell-address="资产周转次数表.B3:资产周转次数表.B3" chart:class="chart:line">
            <chart:data-point chart:repeated="5"/>
          </chart:series>
          <chart:series chart:style-name="ch8" chart:values-cell-range-address="资产周转次数表.C4:资产周转次数表.G4" chart:label-cell-address="资产周转次数表.B4:资产周转次数表.B4" chart:class="chart:line">
            <chart:data-point chart:repeated="5"/>
          </chart:series>
          <chart:series chart:style-name="ch9" chart:values-cell-range-address="资产周转次数表.C43:资产周转次数表.G43" chart:label-cell-address="资产周转次数表.B43:资产周转次数表.B4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资产周转次数表.B2:资产周转次数表.B2</svg:desc>
                </draw:g>
              </table:table-cell>
              <table:table-cell office:value-type="float" office:value="NaN">
                <text:p>NaN</text:p>
                <draw:g>
                  <svg:desc>资产周转次数表.C2:资产周转次数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3:资产周转次数表.B3</svg:desc>
                </draw:g>
              </table:table-cell>
              <table:table-cell office:value-type="float" office:value="NaN">
                <text:p>NaN</text:p>
                <draw:g>
                  <svg:desc>资产周转次数表.C3:资产周转次数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:资产周转次数表.B4</svg:desc>
                </draw:g>
              </table:table-cell>
              <table:table-cell office:value-type="float" office:value="NaN">
                <text:p>NaN</text:p>
                <draw:g>
                  <svg:desc>资产周转次数表.C4:资产周转次数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3:资产周转次数表.B43</svg:desc>
                </draw:g>
              </table:table-cell>
              <table:table-cell office:value-type="float" office:value="NaN">
                <text:p>NaN</text:p>
                <draw:g>
                  <svg:desc>资产周转次数表.C43:资产周转次数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